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181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/>
      <text:p text:style-name="Preformatted_20_Text">Google drive use Operational Transformation But google take 2 years to write it. It is too complex to implement</text:p>
      <text:p text:style-name="Preformatted_20_Text"/>
      <text:p text:style-name="Preformatted_20_Text"/>
      <text:p text:style-name="Preformatted_20_Text">So we will go with CRDTs -&gt; Conflict-free replicated data types</text:p>
      <text:p text:style-name="Preformatted_20_Text"/>
      <text:p text:style-name="Preformatted_20_Text"/>
      <text:p text:style-name="Preformatted_20_Text">Main thing is INSERT and DELETE Operation. Whenever we are inserting or writing anything it will do insert along with its position</text:p>
      <text:p text:style-name="Preformatted_20_Text"/>
      <text:p text:style-name="Preformatted_20_Text">Suppose a doc is empty</text:p>
      <text:p text:style-name="Preformatted_20_Text"/>
      <text:p text:style-name="Preformatted_20_Text">If we write "ABC" So the operation will be </text:p>
      <text:p text:style-name="Preformatted_20_Text"/>
      <text:p text:style-name="Preformatted_20_Text">Insert(0, 'A');</text:p>
      <text:p text:style-name="Preformatted_20_Text">Insert(1, 'B');</text:p>
      <text:p text:style-name="Preformatted_20_Text">Insert(2, 'C');</text:p>
      <text:p text:style-name="Preformatted_20_Text"/>
      <text:p text:style-name="Preformatted_20_Text"><text:span text:style-name="T1">Similarly</text:span> Remove will work If I want to remove B from ABC</text:p>
      <text:p text:style-name="Preformatted_20_Text">remove(1, 'B');</text:p>
      <text:p text:style-name="Preformatted_20_Text"/>
      <text:p text:style-name="Preformatted_20_Text"/>
      <text:p text:style-name="Preformatted_20_Text">What if conflict occur : So As per CRDTs We will use global identifier with each element. It mean if it remove or insert at the same time unique identifier value will Insert or remove.</text:p>
      <text:p text:style-name="Preformatted_20_Text">Each element or character will have unique id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  <dc:date>2020-11-21T11:50:23.343248505</dc:date>
    <meta:editing-duration>PT1M42S</meta:editing-duration>
    <meta:editing-cycles>1</meta:editing-cycles>
    <meta:document-statistic meta:table-count="0" meta:image-count="0" meta:object-count="0" meta:page-count="1" meta:paragraph-count="12" meta:word-count="129" meta:character-count="716" meta:non-whitespace-character-count="598"/>
  </office:meta>
</office:document-meta>
</file>